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2.27cm" svg:y="2.27cm">
          <text:p text:style-name="P1"><text:span text:style-name="T1">HV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6.08cm" svg:y="2.27cm">
          <text:p text:style-name="P1"><text:span text:style-name="T1">DIM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6.875cm" svg:y="2.27cm">
          <text:p text:style-name="P1"><text:span text:style-name="T1">DC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4.335cm" svg:y="2.27cm">
          <text:p text:style-name="P1"><text:span text:style-name="T1">DIM</text:span></text:p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62cm" svg:y1="2.705cm" svg:x2="14.335cm" svg:y2="2.705cm">
          <text:p text:style-name="P1"><text:span text:style-name="T2">Fast Monitor</text:span></text:p>
          <text:p text:style-name="P1"/>
        </draw:line>
        <draw:line draw:style-name="gr3" draw:text-style-name="P1" draw:layer="layout" svg:x1="8.62cm" svg:y1="3.54cm" svg:x2="14.335cm" svg:y2="3.54cm">
          <text:p text:style-name="P1"><text:span text:style-name="T2">Slow Monitor</text:span></text:p>
          <text:p text:style-name="P1"/>
        </draw:line>
        <draw:line draw:style-name="gr4" draw:text-style-name="P1" draw:layer="layout" svg:x1="8.62cm" svg:y1="4.375cm" svg:x2="14.335cm" svg:y2="4.375cm">
          <text:p text:style-name="P1"><text:span text:style-name="T2">Commands</text:span></text:p>
          <text:p text:style-name="P1"/>
        </draw:line>
        <draw:custom-shape draw:style-name="gr1" draw:text-style-name="P2" draw:layer="layout" svg:width="3.81cm" svg:height="1.27cm" svg:x="2.27cm" svg:y="6.715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54cm" svg:y1="4.81cm" svg:x2="3.54cm" svg:y2="6.715cm">
          <text:p/>
        </draw:line>
        <draw:line draw:style-name="gr5" draw:text-style-name="P1" draw:layer="layout" svg:x1="4.175cm" svg:y1="6.715cm" svg:x2="4.175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valdas J</meta:initial-creator>
    <meta:creation-date>2011-06-16T11:31:20</meta:creation-date>
    <dc:date>2011-07-20T17:07:46</dc:date>
    <dc:creator>Evka </dc:creator>
    <meta:editing-duration>PT00H08M01S</meta:editing-duration>
    <meta:editing-cycles>6</meta:editing-cycles>
    <meta:generator>OpenOffice.org/3.2$Linux OpenOffice.org_project/320m12$Build-9483</meta:generator>
    <meta:document-statistic meta:object-count="10"/>
  </office:meta>
</office:document-meta>
</file>